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ybrary lessons</text:span></text:p>
      <text:p text:style-name="P1"><text:span text:style-name="T1"/></text:p>
      <text:p text:style-name="P1"><text:span text:style-name="T1">Você precisará conhecer os fundamentos. Conhecimento e habilidades nas seguintes áreas são apostas importantes:</text:span><text:span text:style-name="T2"/></text:p>
      <text:p text:style-name="P1"><text:span text:style-name="T2">Rede</text:span></text:p>
      <text:p text:style-name="P1"><text:span text:style-name="T2">Fundamentos de sistemas operacionais (Linux e Windows)</text:span></text:p>
      <text:p text:style-name="P1"><text:span text:style-name="T2">Conceitos básicos de Ciência da Computação</text:span></text:p>
      <text:p text:style-name="P1"><text:span text:style-name="T2">Habilidades de codificação (python é uma boa)</text:span></text:p>
      <text:p text:style-name="P1"><text:span text:style-name="T2">Habilidades de administração de sistemas corporativos são uma vantagem</text:span></text:p>
      <text:p text:style-name="P1"><text:span text:style-name="T2"/></text:p>
      <text:p text:style-name="P1"><text:span text:style-name="T3">Aqui estão alguns requisitos de habilidades técnicas para fazer a transição de TI para segurança cibernética:</text:span><text:span text:style-name="T4"/></text:p>
      <text:p text:style-name="P1"><text:span text:style-name="T4">Capacidade de codificar em linguagens de programação como Java, Python, C, C++ e PHP</text:span></text:p>
      <text:p text:style-name="P1"><text:span text:style-name="T4">Configuração e administração de sistema e rede</text:span></text:p>
      <text:p text:style-name="P1"><text:span text:style-name="T4">Firewall e detecção de intrusão</text:span></text:p>
      <text:p text:style-name="P1"><text:span text:style-name="T4">Análise forense digital e resposta a incidentes</text:span></text:p>
      <text:p text:style-name="P1"><text:span text:style-name="T4">Uma compreensão do hacking</text:span></text:p>
      <text:p text:style-name="P1"><text:span text:style-name="T4">Análise e avaliação de riscos</text:span></text:p>
      <text:p text:style-name="P1"><text:span text:style-name="T4">Auditoria de segurança</text:span></text:p>
      <text:p text:style-name="P1"><text:span text:style-name="T4">Segurança na nuve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